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Nome:Gustavo Roberto da Silva</text:span></text:p>
      <text:p text:style-name="P1"><text:span text:style-name="T1">1 - Verificação: Reveja os requisitos descritos para o sistema. Todos os requisitos descritos foram implementados? Se a resposta for não. Liste os não implementados. </text:span></text:p>
      <text:p text:style-name="P1"><text:span text:style-name="T1">Sim.</text:span></text:p>
      <text:p text:style-name="P1"><text:span text:style-name="T1">2 - Validação: O sistema desenvolvido realmente atende à necessidade descrita no contexto da SA 03?</text:span></text:p>
      <text:p text:style-name="P1"><text:span text:style-name="T1">Sim.Mas ainda a espaço para melhorias e adição de novos recursos.</text:span></text:p>
      <text:p text:style-name="P1"><text:span text:style-name="T1">3 - Crie um caso de teste para cada uma das funcionalidades do sistema (no back-end).</text:span></text:p>
      <text:p text:style-name="P1"><text:span text:style-name="T1">Id do teste:001</text:span></text:p>
      <text:p text:style-name="P1"><text:span text:style-name="T1">Objetivo do teste:Verificar Cadastro na área Convenio.</text:span></text:p>
      <text:p text:style-name="P1"><text:span text:style-name="T1">Resultado esperado:As informações inseridas nos campos serão armazenadas no Banco de Dados.</text:span></text:p>
      <text:p text:style-name="P1"><text:span text:style-name="T1">Dados inseridos:</text:span></text:p>
      <text:p text:style-name="P1"><text:span text:style-name="T1">-Nome Fantasia:medics convenios</text:span></text:p>
      <text:p text:style-name="P1"><text:span text:style-name="T1">-Nome do Contato:Rafael fagundez</text:span></text:p>
      <text:p text:style-name="P1"><text:span text:style-name="T1">-E-mail:conveniosdeprimeira@gmail.com </text:span></text:p>
      <text:p text:style-name="P1"><text:span text:style-name="T1">-Nome da Empresa:Convenios de primeira</text:span></text:p>
      <text:p text:style-name="P1"><text:span text:style-name="T1">-Home Page:Convenios</text:span></text:p>
      <text:p text:style-name="P1"><text:span text:style-name="T1">-Telefone fixo:33741248</text:span></text:p>
      <text:p text:style-name="P1"><text:span text:style-name="T1">-CNPJ:43.002.887/0001-60</text:span></text:p>
      <text:p text:style-name="P1"><text:span text:style-name="T1">-Telefone secundário:847512325</text:span></text:p>
      <text:p text:style-name="P1"><text:span text:style-name="T1">-Data de registro: 27/10/2021</text:span></text:p>
      <text:p text:style-name="P1"><text:span text:style-name="T1"/></text:p>
      <text:p text:style-name="P1"><text:span text:style-name="T1">Resultado obtido:O sistema armazena as informações de maneira correta no Banco de Dados.</text:span></text:p>
      <text:p text:style-name="P1"><text:span text:style-name="T1">4 - Grave com o OBS Studio ou uma ferramenta da sua escolha, 5 segundos de apresentação da sua tela e poste como teste.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